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Square" draw:marker-end="Arrow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fill-color="#158466" draw:textarea-horizontal-align="justify" draw:textarea-vertical-align="middle" draw:auto-grow-height="false" fo:min-height="1.25cm" fo:min-width="1.2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fill-color="#ce181e" draw:textarea-horizontal-align="justify" draw:textarea-vertical-align="middle" draw:auto-grow-height="false" fo:min-height="0.388cm" fo:min-width="0.138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2.35cm" fo:min-width="2.4cm"/>
    </style:style>
    <style:style style:name="gr11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fill="solid" draw:fill-color="#81d41a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style:paragraph-properties fo:text-align="center"/>
      <style:text-properties fo:color="#2a6099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2a6099" fo:font-size="12pt" style:font-size-asian="12pt" style:font-size-complex="12pt"/>
    </style:style>
    <style:style style:name="P6" style:family="paragraph">
      <style:paragraph-properties fo:text-align="center"/>
      <style:text-properties fo:color="#158466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158466" fo:font-size="12pt" style:font-size-asian="12pt" style:font-size-complex="12pt"/>
    </style:style>
    <style:style style:name="P8" style:family="paragraph">
      <loext:graphic-properties draw:fill-color="#ce181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style:paragraph-properties fo:text-align="center"/>
      <style:text-properties fo:color="#00a933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00a933" fo:font-size="12pt" style:font-size-asian="12pt" style:font-size-complex="12pt"/>
    </style:style>
    <style:style style:name="P13" style:family="paragraph">
      <loext:graphic-properties draw:fill="solid" draw:fill-color="#81d41a"/>
      <style:paragraph-properties fo:text-align="center"/>
    </style:style>
    <style:style style:name="T1" style:family="text">
      <style:text-properties fo:color="#2a6099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5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79cm" svg:height="0.488cm" svg:x="5.9cm" svg:y="6.1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" draw:text-style-name="P1" draw:layer="layout" svg:width="1.5cm" svg:height="1.5cm" svg:x="5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79cm" svg:height="0.488cm" svg:x="5.9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" draw:text-style-name="P1" draw:layer="layout" svg:width="1.5cm" svg:height="1.5cm" svg:x="5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79cm" svg:height="0.488cm" svg:x="5.9cm" svg:y="10.3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2" draw:layer="layout" svg:x1="6.7cm" svg:y1="6.6cm" svg:x2="6.7cm" svg:y2="7.7cm">
          <text:p/>
        </draw:line>
        <draw:line draw:style-name="gr3" draw:text-style-name="P2" draw:layer="layout" svg:x1="6.7cm" svg:y1="8.7cm" svg:x2="6.7cm" svg:y2="9.8cm">
          <text:p/>
        </draw:line>
        <draw:line draw:style-name="gr3" draw:text-style-name="P2" draw:layer="layout" svg:x1="6.7cm" svg:y1="10.9cm" svg:x2="6.7cm" svg:y2="12cm">
          <text:p/>
        </draw:line>
        <draw:custom-shape draw:style-name="gr1" draw:text-style-name="P1" draw:layer="layout" svg:width="1.5cm" svg:height="1.5cm" svg:x="5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79cm" svg:height="0.488cm" svg:x="5.9cm" svg:y="12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" draw:text-style-name="P1" draw:layer="layout" svg:width="1.5cm" svg:height="1.5cm" svg:x="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79cm" svg:height="0.488cm" svg:x="6cm" svg:y="15.5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2" draw:layer="layout" svg:x1="6.7cm" svg:y1="14cm" svg:x2="6.7cm" svg:y2="15.1cm">
          <text:p/>
        </draw:line>
        <draw:path draw:style-name="gr4" draw:text-style-name="P2" draw:layer="layout" svg:width="1.281cm" svg:height="1.835cm" draw:transform="rotate (-0.507018147704353) translate (7.4cm 6.3cm)" svg:viewBox="0 0 1282 1836" svg:d="M0 0c2059 0 1020 1836 1020 1836">
          <text:p/>
        </draw:path>
        <draw:frame draw:style-name="gr2" draw:text-style-name="P1" draw:layer="layout" svg:width="1.378cm" svg:height="0.377cm" svg:x="8.421cm" svg:y="7.1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5" draw:text-style-name="P2" draw:layer="layout" svg:x1="8.2cm" svg:y1="4.5cm" svg:x2="8.2cm" svg:y2="6.4cm">
          <text:p/>
        </draw:line>
        <draw:frame draw:style-name="gr2" draw:text-style-name="P1" draw:layer="layout" svg:width="3.263cm" svg:height="0.53cm" svg:x="8.426cm" svg:y="5.1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4" draw:text-style-name="P2" draw:layer="layout" svg:width="1.281cm" svg:height="1.835cm" draw:transform="rotate (-0.507018147704353) translate (7.5cm 8.6cm)" svg:viewBox="0 0 1282 1836" svg:d="M0 0c2059 0 1020 1836 1020 1836">
          <text:p/>
        </draw:path>
        <draw:frame draw:style-name="gr2" draw:text-style-name="P1" draw:layer="layout" svg:width="1.386cm" svg:height="0.377cm" svg:x="8.521cm" svg:y="9.4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4" draw:text-style-name="P2" draw:layer="layout" svg:width="1.281cm" svg:height="1.835cm" draw:transform="rotate (-0.507018147704353) translate (7.593cm 10.7cm)" svg:viewBox="0 0 1282 1836" svg:d="M0 0c2059 0 1020 1836 1020 1836">
          <text:p/>
        </draw:path>
        <draw:frame draw:style-name="gr2" draw:text-style-name="P1" draw:layer="layout" svg:width="1.396cm" svg:height="0.377cm" svg:x="8.614cm" svg:y="11.5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4" draw:text-style-name="P2" draw:layer="layout" svg:width="1.191cm" svg:height="1.485cm" draw:transform="rotate (-0.507018147704353) translate (7.5cm 14.1cm)" svg:viewBox="0 0 1192 1486" svg:d="M0 0c2059 0 825 1486 825 1486">
          <text:p/>
        </draw:path>
        <draw:frame draw:style-name="gr2" draw:text-style-name="P1" draw:layer="layout" svg:width="2.048cm" svg:height="0.377cm" svg:x="8.5cm" svg:y="14.82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path draw:style-name="gr4" draw:text-style-name="P2" draw:layer="layout" svg:width="1.205cm" svg:height="1.495cm" draw:transform="rotate (-0.507018147704353) translate (5.51101123572565cm 10.7133749057778cm)" svg:viewBox="0 0 1206 1496" svg:d="M1206 1488c-2098 136-822-1488-822-1488">
          <text:p/>
        </draw:path>
        <draw:path draw:style-name="gr4" draw:text-style-name="P2" draw:layer="layout" svg:width="1.205cm" svg:height="1.495cm" draw:transform="rotate (-0.507018147704353) translate (5.49901123572565cm 13.9583749057778cm)" svg:viewBox="0 0 1206 1496" svg:d="M1206 1488c-2098 136-822-1488-822-1488">
          <text:p/>
        </draw:path>
        <draw:path draw:style-name="gr4" draw:text-style-name="P2" draw:layer="layout" svg:width="1.205cm" svg:height="1.495cm" draw:transform="rotate (-0.507018147704353) translate (5.51101123572565cm 8.41337490577777cm)" svg:viewBox="0 0 1206 1496" svg:d="M1206 1488c-2098 136-822-1488-822-1488">
          <text:p/>
        </draw:path>
        <draw:path draw:style-name="gr4" draw:text-style-name="P2" draw:layer="layout" svg:width="1.205cm" svg:height="1.495cm" draw:transform="rotate (-0.507018147704353) translate (5.51101123572565cm 6.31337490577777cm)" svg:viewBox="0 0 1206 1496" svg:d="M1206 1488c-2098 136-822-1488-822-1488">
          <text:p/>
        </draw:path>
        <draw:frame draw:style-name="gr2" draw:text-style-name="P1" draw:layer="layout" svg:width="3.324cm" svg:height="0.542cm" svg:x="1.9cm" svg:y="14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2.979cm" svg:height="0.542cm" svg:x="1.7cm" svg:y="11.45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1" draw:layer="layout" svg:width="2.974cm" svg:height="0.542cm" svg:x="1.621cm" svg:y="9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2.97cm" svg:height="0.542cm" svg:x="1.621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4.652cm" svg:height="0.542cm" svg:x="0.6cm" svg:y="5.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" draw:text-style-name="P2" draw:layer="layout" svg:x1="5cm" svg:y1="6.3cm" svg:x2="5cm" svg:y2="4.3cm">
          <text:p/>
        </draw:line>
        <draw:line draw:style-name="gr5" draw:text-style-name="P2" draw:layer="layout" svg:x1="7.5cm" svg:y1="6.3cm" svg:x2="10.7cm" svg:y2="7.3cm">
          <text:p/>
        </draw:line>
        <draw:custom-shape draw:style-name="gr6" draw:text-style-name="P3" draw:layer="layout" svg:width="1.7cm" svg:height="1.5cm" svg:x="10.9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0.725cm" svg:x="5.7cm" svg:y="4.9cm">
          <draw:text-box>
            <text:p text:style-name="P4"><text:span text:style-name="T1">Lateral</text:span></text:p>
          </draw:text-box>
        </draw:frame>
        <draw:frame draw:style-name="gr7" draw:text-style-name="P7" draw:layer="layout" svg:width="1.9cm" svg:height="0.725cm" svg:x="10.8cm" svg:y="5.8cm">
          <draw:text-box>
            <text:p text:style-name="P6"><text:span text:style-name="T2">Branch</text:span></text:p>
          </draw:text-box>
        </draw:frame>
        <draw:custom-shape draw:style-name="gr8" draw:text-style-name="P8" draw:layer="layout" svg:width="0.9cm" svg:height="0.9cm" svg:x="10.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9cm" svg:height="0.9cm" svg:x="1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9cm" svg:height="0.9cm" svg:x="12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121cm" svg:height="0.962cm" svg:x="11.779cm" svg:y="8.5cm">
          <draw:text-box>
            <text:p>...</text:p>
          </draw:text-box>
        </draw:frame>
        <draw:custom-shape draw:style-name="gr6" draw:text-style-name="P3" draw:layer="layout" svg:width="1.7cm" svg:height="1.5cm" svg:x="13.8cm" svg:y="6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cm" svg:y1="7.2cm" svg:x2="13.7cm" svg:y2="7.2cm">
          <text:p/>
        </draw:line>
        <draw:path draw:style-name="gr4" draw:text-style-name="P2" draw:layer="layout" svg:width="1.835cm" svg:height="1.426cm" draw:transform="rotate (-0.507018147704353) translate (12.9930751309334cm 5.15222859089727cm)" svg:viewBox="0 0 1836 1427" svg:d="M0 1427c88-1078 272-1981 1836-1019">
          <text:p/>
        </draw:path>
        <draw:frame draw:style-name="gr2" draw:text-style-name="P1" draw:layer="layout" svg:width="1.616cm" svg:height="0.377cm" svg:x="12.622cm" svg:y="4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path draw:style-name="gr4" draw:text-style-name="P2" draw:layer="layout" svg:width="1.835cm" svg:height="1.426cm" draw:transform="rotate (-0.507018147704353) translate (15.4930751309334cm 5.15222859089727cm)" svg:viewBox="0 0 1836 1427" svg:d="M0 1427c88-1078 272-1981 1836-1019">
          <text:p/>
        </draw:path>
        <draw:frame draw:style-name="gr2" draw:text-style-name="P1" draw:layer="layout" svg:width="1.632cm" svg:height="0.377cm" svg:x="15.122cm" svg:y="4.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1" draw:layer="layout" svg:width="2.588cm" svg:height="0.488cm" svg:x="2.112cm" svg:y="15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1" draw:layer="layout" svg:width="2.588cm" svg:height="0.488cm" svg:x="1.912cm" svg:y="12.2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1" draw:layer="layout" svg:width="2.588cm" svg:height="0.488cm" svg:x="1.812cm" svg:y="9.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1" draw:layer="layout" svg:width="2.588cm" svg:height="0.488cm" svg:x="1.9cm" svg:y="7.7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7" draw:layer="layout" svg:width="1.9cm" svg:height="0.725cm" svg:x="13.7cm" svg:y="5.7cm">
          <draw:text-box>
            <text:p text:style-name="P6"><text:span text:style-name="T2">Branch</text:span></text:p>
          </draw:text-box>
        </draw:frame>
        <draw:custom-shape draw:style-name="gr10" draw:text-style-name="P10" draw:layer="layout" svg:width="2.9cm" svg:height="2.6cm" svg:x="9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9cm" svg:height="0.725cm" svg:x="9.5cm" svg:y="0.475cm">
          <draw:text-box>
            <text:p text:style-name="P11"><text:span text:style-name="T2">ROOT</text:span></text:p>
          </draw:text-box>
        </draw:frame>
        <draw:line draw:style-name="gr11" draw:text-style-name="P2" draw:layer="layout" svg:x1="6.6cm" svg:y1="4.9cm" svg:x2="8.8cm" svg:y2="2.5cm">
          <text:p/>
        </draw:line>
        <draw:frame draw:style-name="gr12" draw:text-style-name="P13" draw:layer="layout" svg:width="4.049cm" svg:height="0.513cm" svg:x="4.5cm" svg:y="3.28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5" draw:text-style-name="P2" draw:layer="layout" svg:x1="7.6cm" svg:y1="16.1cm" svg:x2="10.8cm" svg:y2="17.1cm">
          <text:p/>
        </draw:line>
        <draw:custom-shape draw:style-name="gr6" draw:text-style-name="P3" draw:layer="layout" svg:width="1.7cm" svg:height="1.5cm" svg:x="11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9cm" svg:height="0.725cm" svg:x="10.9cm" svg:y="15.6cm">
          <draw:text-box>
            <text:p text:style-name="P6"><text:span text:style-name="T2">Branch</text:span></text:p>
          </draw:text-box>
        </draw:frame>
        <draw:custom-shape draw:style-name="gr8" draw:text-style-name="P8" draw:layer="layout" svg:width="0.9cm" svg:height="0.9cm" svg:x="10.3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9cm" svg:height="0.9cm" svg:x="11.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9cm" svg:height="0.9cm" svg:x="12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121cm" svg:height="0.962cm" svg:x="11.879cm" svg:y="18.3cm">
          <draw:text-box>
            <text:p>...</text:p>
          </draw:text-box>
        </draw:frame>
        <draw:custom-shape draw:style-name="gr6" draw:text-style-name="P3" draw:layer="layout" svg:width="1.7cm" svg:height="1.5cm" svg:x="13.9cm" svg:y="16.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2cm" svg:y1="17cm" svg:x2="13.8cm" svg:y2="17cm">
          <text:p/>
        </draw:line>
        <draw:path draw:style-name="gr4" draw:text-style-name="P2" draw:layer="layout" svg:width="1.835cm" svg:height="1.426cm" draw:transform="rotate (-0.507018147704353) translate (13.0930751309334cm 14.9522285908973cm)" svg:viewBox="0 0 1836 1427" svg:d="M0 1427c88-1078 272-1981 1836-1019">
          <text:p/>
        </draw:path>
        <draw:frame draw:style-name="gr2" draw:text-style-name="P1" draw:layer="layout" svg:width="2.39cm" svg:height="0.377cm" svg:x="12.722cm" svg:y="14.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ath draw:style-name="gr4" draw:text-style-name="P2" draw:layer="layout" svg:width="1.835cm" svg:height="1.426cm" draw:transform="rotate (-0.507018147704353) translate (15.5930751309334cm 14.9522285908973cm)" svg:viewBox="0 0 1836 1427" svg:d="M0 1427c88-1078 272-1981 1836-1019">
          <text:p/>
        </draw:path>
        <draw:frame draw:style-name="gr2" draw:text-style-name="P1" draw:layer="layout" svg:width="2.398cm" svg:height="0.377cm" svg:x="15.222cm" svg:y="14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7" draw:layer="layout" svg:width="1.9cm" svg:height="0.725cm" svg:x="13.8cm" svg:y="15.5cm">
          <draw:text-box>
            <text:p text:style-name="P6"><text:span text:style-name="T2">Bran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11:09:32.009391380</meta:creation-date>
    <dc:date>2020-01-28T13:26:48.816940137</dc:date>
    <meta:editing-duration>PT1H32M47S</meta:editing-duration>
    <meta:editing-cycles>6</meta:editing-cycles>
    <meta:generator>LibreOffice/6.1.4.2$Linux_X86_64 LibreOffice_project/1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i>α</mi>
      <mi>β</mi>
      <mi>R</mi>
      <mi>X</mi>
    </mrow>
    <annotation encoding="StarMath 5.0">%alpha %beta 
R X</annotation>
  </semantics>
</math>
</file>

<file path=Object 10/content.xml><?xml version="1.0" encoding="utf-8"?>
<math xmlns="http://www.w3.org/1998/Math/MathML" display="block">
  <semantics>
    <mrow>
      <msub>
        <mi>π</mi>
        <mrow>
          <mi>I</mi>
          <mrow>
            <mi>n</mi>
            <mo stretchy="false">−</mo>
            <mn>1</mn>
          </mrow>
        </mrow>
      </msub>
      <msub>
        <mi>π</mi>
        <mrow>
          <mi mathvariant="italic">Rn</mi>
          <mo stretchy="false">−</mo>
          <mn>1</mn>
        </mrow>
      </msub>
    </mrow>
    <annotation encoding="StarMath 5.0">%pi_{I n-1} %pi_{Rn-1}</annotation>
  </semantics>
</math>
</file>

<file path=Object 11/content.xml><?xml version="1.0" encoding="utf-8"?>
<math xmlns="http://www.w3.org/1998/Math/MathML" display="block">
  <semantics>
    <mrow>
      <mi mathvariant="italic">Demand</mi>
      <msub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row>
          <mi>n</mi>
          <mo stretchy="false">−</mo>
          <mn>1</mn>
        </mrow>
      </msub>
    </mrow>
    <annotation encoding="StarMath 5.0">Demand(P,Q)_{ n-1 }</annotation>
  </semantics>
</math>
</file>

<file path=Object 12/content.xml><?xml version="1.0" encoding="utf-8"?>
<math xmlns="http://www.w3.org/1998/Math/MathML" display="block">
  <semantics>
    <mrow>
      <mi mathvariant="italic">Demand</mi>
      <msub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n>3</mn>
      </msub>
    </mrow>
    <annotation encoding="StarMath 5.0">Demand(P,Q)_{ 3 }</annotation>
  </semantics>
</math>
</file>

<file path=Object 13/content.xml><?xml version="1.0" encoding="utf-8"?>
<math xmlns="http://www.w3.org/1998/Math/MathML" display="block">
  <semantics>
    <mrow>
      <mi mathvariant="italic">Demand</mi>
      <msub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n>2</mn>
      </msub>
    </mrow>
    <annotation encoding="StarMath 5.0">Demand(P,Q)_{ 2 }</annotation>
  </semantics>
</math>
</file>

<file path=Object 14/content.xml><?xml version="1.0" encoding="utf-8"?>
<math xmlns="http://www.w3.org/1998/Math/MathML" display="block">
  <semantics>
    <mrow>
      <mi mathvariant="italic">Demand</mi>
      <msub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n>1</mn>
      </msub>
    </mrow>
    <annotation encoding="StarMath 5.0">Demand(P,Q)_{ 1 }</annotation>
  </semantics>
</math>
</file>

<file path=Object 15/content.xml><?xml version="1.0" encoding="utf-8"?>
<math xmlns="http://www.w3.org/1998/Math/MathML" display="block">
  <semantics>
    <mrow>
      <mi mathvariant="italic">reduce</mi>
      <mi mathvariant="italic">Demand</mi>
      <msub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n>0</mn>
      </msub>
      <mi mathvariant="italic">up</mi>
    </mrow>
    <annotation encoding="StarMath 5.0">reduce Demand(P,Q)_{ 0 } up</annotation>
  </semantics>
</math>
</file>

<file path=Object 16/content.xml><?xml version="1.0" encoding="utf-8"?>
<math xmlns="http://www.w3.org/1998/Math/MathML" display="block">
  <semantics>
    <mrow>
      <msub>
        <mi>π</mi>
        <mrow>
          <mi>I</mi>
          <mn>11</mn>
        </mrow>
      </msub>
      <msub>
        <mi>π</mi>
        <mrow>
          <mi>R</mi>
          <mn>11</mn>
        </mrow>
      </msub>
    </mrow>
    <annotation encoding="StarMath 5.0">%pi_{I11} %pi_{R11}</annotation>
  </semantics>
</math>
</file>

<file path=Object 17/content.xml><?xml version="1.0" encoding="utf-8"?>
<math xmlns="http://www.w3.org/1998/Math/MathML" display="block">
  <semantics>
    <mrow>
      <msub>
        <mi>π</mi>
        <mrow>
          <mi>I</mi>
          <mn>12</mn>
        </mrow>
      </msub>
      <msub>
        <mi>π</mi>
        <mrow>
          <mi>R</mi>
          <mn>12</mn>
        </mrow>
      </msub>
    </mrow>
    <annotation encoding="StarMath 5.0">%pi_{I12} %pi_{R12}</annotation>
  </semantics>
</math>
</file>

<file path=Object 18/content.xml><?xml version="1.0" encoding="utf-8"?>
<math xmlns="http://www.w3.org/1998/Math/MathML" display="block">
  <semantics>
    <mrow>
      <mi mathvariant="italic">recompute</mi>
      <mi>α</mi>
      <mi>β</mi>
    </mrow>
    <annotation encoding="StarMath 5.0">recompute %alpha %beta </annotation>
  </semantics>
</math>
</file>

<file path=Object 19/content.xml><?xml version="1.0" encoding="utf-8"?>
<math xmlns="http://www.w3.org/1998/Math/MathML" display="block">
  <semantics>
    <mrow>
      <mi mathvariant="italic">recompute</mi>
      <mi>α</mi>
      <mi>β</mi>
    </mrow>
    <annotation encoding="StarMath 5.0">recompute %alpha %beta </annotation>
  </semantics>
</math>
</file>

<file path=Object 2/content.xml><?xml version="1.0" encoding="utf-8"?>
<math xmlns="http://www.w3.org/1998/Math/MathML" display="block">
  <semantics>
    <mrow>
      <mi>α</mi>
      <mi>β</mi>
      <mi>R</mi>
      <mi>X</mi>
    </mrow>
    <annotation encoding="StarMath 5.0">%alpha %beta 
R X</annotation>
  </semantics>
</math>
</file>

<file path=Object 20/content.xml><?xml version="1.0" encoding="utf-8"?>
<math xmlns="http://www.w3.org/1998/Math/MathML" display="block">
  <semantics>
    <mrow>
      <mi mathvariant="italic">recompute</mi>
      <mi>α</mi>
      <mi>β</mi>
    </mrow>
    <annotation encoding="StarMath 5.0">recompute %alpha %beta </annotation>
  </semantics>
</math>
</file>

<file path=Object 21/content.xml><?xml version="1.0" encoding="utf-8"?>
<math xmlns="http://www.w3.org/1998/Math/MathML" display="block">
  <semantics>
    <mrow>
      <mi mathvariant="italic">recompute</mi>
      <mi>α</mi>
      <mi>β</mi>
    </mrow>
    <annotation encoding="StarMath 5.0">recompute %alpha %beta </annotation>
  </semantics>
</math>
</file>

<file path=Object 22/content.xml><?xml version="1.0" encoding="utf-8"?>
<math xmlns="http://www.w3.org/1998/Math/MathML" display="block">
  <semantics>
    <mrow>
      <mi mathvariant="italic">reduce</mi>
      <mi mathvariant="italic">Demand</mi>
      <mrow>
        <mo fence="true" stretchy="false">(</mo>
        <mrow>
          <mrow>
            <mi>P</mi>
            <mi>,</mi>
            <mi>Q</mi>
          </mrow>
        </mrow>
        <mo fence="true" stretchy="false">)</mo>
      </mrow>
    </mrow>
    <annotation encoding="StarMath 5.0">reduce Demand(P,Q)</annotation>
  </semantics>
</math>
</file>

<file path=Object 23/content.xml><?xml version="1.0" encoding="utf-8"?>
<math xmlns="http://www.w3.org/1998/Math/MathML" display="block">
  <semantics>
    <mrow>
      <msub>
        <mi>π</mi>
        <mrow>
          <mi>I</mi>
          <mrow>
            <mi>n</mi>
            <mo stretchy="false">−</mo>
            <mn>1</mn>
          </mrow>
          <mn>1</mn>
        </mrow>
      </msub>
      <msub>
        <mi>π</mi>
        <mrow>
          <mi>R</mi>
          <mrow>
            <mi>n</mi>
            <mo stretchy="false">−</mo>
            <mn>1</mn>
          </mrow>
          <mn>1</mn>
        </mrow>
      </msub>
    </mrow>
    <annotation encoding="StarMath 5.0">%pi_{I n-1 1} %pi_{R n-1 1}</annotation>
  </semantics>
</math>
</file>

<file path=Object 24/content.xml><?xml version="1.0" encoding="utf-8"?>
<math xmlns="http://www.w3.org/1998/Math/MathML" display="block">
  <semantics>
    <mrow>
      <msub>
        <mi>π</mi>
        <mrow>
          <mi>I</mi>
          <mrow>
            <mi>n</mi>
            <mo stretchy="false">−</mo>
            <mn>1</mn>
          </mrow>
          <mn>2</mn>
        </mrow>
      </msub>
      <msub>
        <mi>π</mi>
        <mrow>
          <mi>R</mi>
          <mrow>
            <mi>n</mi>
            <mo stretchy="false">−</mo>
            <mn>1</mn>
          </mrow>
          <mn>2</mn>
        </mrow>
      </msub>
    </mrow>
    <annotation encoding="StarMath 5.0">%pi_{I n-1 2} %pi_{R n-1 2}</annotation>
  </semantics>
</math>
</file>

<file path=Object 3/content.xml><?xml version="1.0" encoding="utf-8"?>
<math xmlns="http://www.w3.org/1998/Math/MathML" display="block">
  <semantics>
    <mrow>
      <mi>α</mi>
      <mi>β</mi>
      <mi>R</mi>
      <mi>X</mi>
    </mrow>
    <annotation encoding="StarMath 5.0">%alpha %beta 
R X</annotation>
  </semantics>
</math>
</file>

<file path=Object 4/content.xml><?xml version="1.0" encoding="utf-8"?>
<math xmlns="http://www.w3.org/1998/Math/MathML" display="block">
  <semantics>
    <mrow>
      <mi>α</mi>
      <mi>β</mi>
      <mi>R</mi>
      <mi>X</mi>
    </mrow>
    <annotation encoding="StarMath 5.0">%alpha %beta 
R X</annotation>
  </semantics>
</math>
</file>

<file path=Object 5/content.xml><?xml version="1.0" encoding="utf-8"?>
<math xmlns="http://www.w3.org/1998/Math/MathML" display="block">
  <semantics>
    <mrow>
      <mi>α</mi>
      <mi>β</mi>
      <mi>R</mi>
      <mi>X</mi>
    </mrow>
    <annotation encoding="StarMath 5.0">%alpha %beta 
R X</annotation>
  </semantics>
</math>
</file>

<file path=Object 6/content.xml><?xml version="1.0" encoding="utf-8"?>
<math xmlns="http://www.w3.org/1998/Math/MathML" display="block">
  <semantics>
    <mrow>
      <msub>
        <mi>π</mi>
        <mrow>
          <mi>I</mi>
          <mn>1</mn>
        </mrow>
      </msub>
      <msub>
        <mi>π</mi>
        <mrow>
          <mi>R</mi>
          <mn>1</mn>
        </mrow>
      </msub>
    </mrow>
    <annotation encoding="StarMath 5.0">%pi_{I1} %pi_{R1}</annotation>
  </semantics>
</math>
</file>

<file path=Object 7/content.xml><?xml version="1.0" encoding="utf-8"?>
<math xmlns="http://www.w3.org/1998/Math/MathML" display="block">
  <semantics>
    <mrow>
      <mi mathvariant="italic">push</mi>
      <msub>
        <mi>π</mi>
        <mrow>
          <mi>I</mi>
          <mn>0</mn>
        </mrow>
      </msub>
      <msub>
        <mi>π</mi>
        <mrow>
          <mi>R</mi>
          <mn>0</mn>
        </mrow>
      </msub>
      <mi mathvariant="italic">down</mi>
    </mrow>
    <annotation encoding="StarMath 5.0">push %pi_{I0} %pi_{R0} down</annotation>
  </semantics>
</math>
</file>

<file path=Object 8/content.xml><?xml version="1.0" encoding="utf-8"?>
<math xmlns="http://www.w3.org/1998/Math/MathML" display="block">
  <semantics>
    <mrow>
      <msub>
        <mi>π</mi>
        <mrow>
          <mi>I</mi>
          <mn>2</mn>
        </mrow>
      </msub>
      <msub>
        <mi>π</mi>
        <mrow>
          <mi>R</mi>
          <mn>2</mn>
        </mrow>
      </msub>
    </mrow>
    <annotation encoding="StarMath 5.0">%pi_{I2} %pi_{R2}</annotation>
  </semantics>
</math>
</file>

<file path=Object 9/content.xml><?xml version="1.0" encoding="utf-8"?>
<math xmlns="http://www.w3.org/1998/Math/MathML" display="block">
  <semantics>
    <mrow>
      <msub>
        <mi>π</mi>
        <mrow>
          <mi>I</mi>
          <mn>3</mn>
        </mrow>
      </msub>
      <msub>
        <mi>π</mi>
        <mrow>
          <mi>R</mi>
          <mn>3</mn>
        </mrow>
      </msub>
    </mrow>
    <annotation encoding="StarMath 5.0">%pi_{I3} %pi_{R3}</annotation>
  </semantics>
</math>
</file>